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quí están las <text:span text:style-name="Strong_20_Emphasis">características principales</text:span> del sistema <text:span text:style-name="Strong_20_Emphasis">GYM Manager</text:span> según los requisitos y funcionalidades descritos:</text:p>
      <text:p text:style-name="Horizontal_20_Line"/>
      <text:h text:style-name="Heading_20_3" text:outline-level="3"><text:span text:style-name="Strong_20_Emphasis">1. Gestión de Usuarios</text:span></text:h>
      <text:list text:style-name="L1">
        <text:list-item>
          <text:p text:style-name="P2"><text:span text:style-name="Strong_20_Emphasis">Inicio de Sesión y Registro:</text:span> </text:p>
          <text:list>
            <text:list-item>
              <text:p text:style-name="P2">Autenticación por lector de huellas, QR o credenciales estándar. </text:p>
            </text:list-item>
            <text:list-item>
              <text:p text:style-name="P2">Registro de nuevos usuarios y dueños de gimnasios. </text:p>
            </text:list-item>
          </text:list>
        </text:list-item>
        <text:list-item>
          <text:p text:style-name="P2"><text:span text:style-name="Strong_20_Emphasis">Perfil de Usuario:</text:span> </text:p>
          <text:list>
            <text:list-item>
              <text:p text:style-name="P2">Almacenamiento y edición de información personal. </text:p>
            </text:list-item>
            <text:list-item>
              <text:p text:style-name="P1">Seguimiento de progreso y rutinas personalizada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Gestión del Gimnasio</text:span></text:h>
      <text:list text:style-name="L2">
        <text:list-item>
          <text:p text:style-name="P4"><text:span text:style-name="Strong_20_Emphasis">Ocupación en Tiempo Real:</text:span> </text:p>
          <text:list>
            <text:list-item>
              <text:p text:style-name="P4">Mostrar el porcentaje de ocupación del gimnasio. </text:p>
            </text:list-item>
            <text:list-item>
              <text:p text:style-name="P4">Notificaciones automáticas en caso de alta ocupación. </text:p>
            </text:list-item>
          </text:list>
        </text:list-item>
        <text:list-item>
          <text:p text:style-name="P4"><text:span text:style-name="Strong_20_Emphasis">Gestión de Máquinas y Servicios:</text:span> </text:p>
          <text:list>
            <text:list-item>
              <text:p text:style-name="P4">Registro y monitoreo de máquinas disponibles. </text:p>
            </text:list-item>
            <text:list-item>
              <text:p text:style-name="P4">Configuración de servicios adicionales como lockers, duchas, áreas comunes. </text:p>
            </text:list-item>
          </text:list>
        </text:list-item>
        <text:list-item>
          <text:p text:style-name="P4"><text:span text:style-name="Strong_20_Emphasis">Notificaciones de Operatividad:</text:span> </text:p>
          <text:list>
            <text:list-item>
              <text:p text:style-name="P3">Avisos sobre horarios, cierre temporal o promociones especiale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Sistema de Pago</text:span></text:h>
      <text:list text:style-name="L3">
        <text:list-item>
          <text:p text:style-name="P6"><text:span text:style-name="Strong_20_Emphasis">Métodos de Pago Integrados:</text:span> </text:p>
          <text:list>
            <text:list-item>
              <text:p text:style-name="P6">Pago con tarjeta, transferencia bancaria o mediante AZUL. </text:p>
            </text:list-item>
            <text:list-item>
              <text:p text:style-name="P6">Compra de créditos de días de uso. </text:p>
            </text:list-item>
          </text:list>
        </text:list-item>
        <text:list-item>
          <text:p text:style-name="P6"><text:span text:style-name="Strong_20_Emphasis">Gestión de Pagos:</text:span> </text:p>
          <text:list>
            <text:list-item>
              <text:p text:style-name="P6">Calendario de pagos con recordatorios automáticos. </text:p>
            </text:list-item>
            <text:list-item>
              <text:p text:style-name="P5">Visualización de historial y recibos descargables o enviables por correo. 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Recomendaciones Personalizadas</text:span></text:h>
      <text:list text:style-name="L4">
        <text:list-item>
          <text:p text:style-name="P8"><text:span text:style-name="Strong_20_Emphasis">Sugerencias de Ejercicio:</text:span> </text:p>
          <text:list>
            <text:list-item>
              <text:p text:style-name="P8">Recomendación de rutinas basadas en objetivos personales (tonificación, aumento de masa muscular, etc.). </text:p>
            </text:list-item>
            <text:list-item>
              <text:p text:style-name="P8">Videos educativos y enlaces a productos relacionados. </text:p>
            </text:list-item>
          </text:list>
        </text:list-item>
        <text:list-item>
          <text:p text:style-name="P8"><text:span text:style-name="Strong_20_Emphasis">Evaluación de Máquinas:</text:span> </text:p>
          <text:list>
            <text:list-item>
              <text:p text:style-name="P7">Selección de las mejores máquinas según las preferencias del usuario. </text:p>
            </text:list-item>
          </text:list>
        </text:list-item>
      </text:list>
      <text:p text:style-name="Horizontal_20_Line"><text:soft-page-break/></text:p>
      <text:h text:style-name="Heading_20_3" text:outline-level="3"><text:span text:style-name="Strong_20_Emphasis">5. Agendamiento de Citas</text:span></text:h>
      <text:list text:style-name="L5">
        <text:list-item>
          <text:p text:style-name="P10"><text:span text:style-name="Strong_20_Emphasis">Reservas con Especialistas:</text:span> </text:p>
          <text:list>
            <text:list-item>
              <text:p text:style-name="P10">Agendamiento de citas con nutricionistas, psicólogos o masajistas. </text:p>
            </text:list-item>
            <text:list-item>
              <text:p text:style-name="P10">Opciones para reprogramar o cancelar citas. </text:p>
            </text:list-item>
          </text:list>
        </text:list-item>
        <text:list-item>
          <text:p text:style-name="P10"><text:span text:style-name="Strong_20_Emphasis">Notificaciones de Recordatorio:</text:span> </text:p>
          <text:list>
            <text:list-item>
              <text:p text:style-name="P9">Alertas previas a la cita y recordatorios automático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6. Funcionalidades de Soporte</text:span></text:h>
      <text:list text:style-name="L6">
        <text:list-item>
          <text:p text:style-name="P12"><text:span text:style-name="Strong_20_Emphasis">Reportes y Calificaciones:</text:span> </text:p>
          <text:list>
            <text:list-item>
              <text:p text:style-name="P12">Envío de reportes de fallas o calificaciones sobre el gimnasio y su equipo. </text:p>
            </text:list-item>
          </text:list>
        </text:list-item>
        <text:list-item>
          <text:p text:style-name="P12"><text:span text:style-name="Strong_20_Emphasis">Soporte Técnico:</text:span> </text:p>
          <text:list>
            <text:list-item>
              <text:p text:style-name="P11">Ayuda interactiva y contacto para resolver problema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7. Accesos Inteligentes</text:span></text:h>
      <text:list text:style-name="L7">
        <text:list-item>
          <text:p text:style-name="P14"><text:span text:style-name="Strong_20_Emphasis">Ingreso con Código QR:</text:span> </text:p>
          <text:list>
            <text:list-item>
              <text:p text:style-name="P14">Entrada al gimnasio escaneando un código desde el móvil. </text:p>
            </text:list-item>
          </text:list>
        </text:list-item>
        <text:list-item>
          <text:p text:style-name="P14"><text:span text:style-name="Strong_20_Emphasis">Control de Acceso:</text:span> </text:p>
          <text:list>
            <text:list-item>
              <text:p text:style-name="P13">Verificación automática del estado del usuario (pagos al día, membresía activa). </text:p>
            </text:list-item>
          </text:list>
        </text:list-item>
      </text:list>
      <text:p text:style-name="Horizontal_20_Line"/>
      <text:h text:style-name="Heading_20_3" text:outline-level="3"><text:span text:style-name="Strong_20_Emphasis">8. Recordatorios y Gamificación</text:span></text:h>
      <text:list text:style-name="L8">
        <text:list-item>
          <text:p text:style-name="P16"><text:span text:style-name="Strong_20_Emphasis">Recordatorios de Salud:</text:span> </text:p>
          <text:list>
            <text:list-item>
              <text:p text:style-name="P16">Notificaciones para mantenerse hidratado durante las sesiones. </text:p>
            </text:list-item>
            <text:list-item>
              <text:p text:style-name="P16">Avisos sobre rutinas pendientes o metas semanales. </text:p>
            </text:list-item>
          </text:list>
        </text:list-item>
        <text:list-item>
          <text:p text:style-name="P16"><text:span text:style-name="Strong_20_Emphasis">Elementos de Gamificación:</text:span> </text:p>
          <text:list>
            <text:list-item>
              <text:p text:style-name="P15">Recompensas por alcanzar metas, como completar entrenamientos o cumplir con rutina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9. Reportes y Análisis</text:span></text:h>
      <text:list text:style-name="L9">
        <text:list-item>
          <text:p text:style-name="P18"><text:span text:style-name="Strong_20_Emphasis">Para Dueños de Gimnasios:</text:span> </text:p>
          <text:list>
            <text:list-item>
              <text:p text:style-name="P18">Análisis de datos sobre ocupación, ingresos y desempeño del gimnasio. </text:p>
            </text:list-item>
          </text:list>
        </text:list-item>
        <text:list-item>
          <text:p text:style-name="P18"><text:span text:style-name="Strong_20_Emphasis">Para Usuarios:</text:span> </text:p>
          <text:list>
            <text:list-item>
              <text:p text:style-name="P17">Historial de rutinas, estadísticas de rendimiento y progresos alcanzados. 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10. Compatibilidad Multiplataforma</text:span></text:h>
      <text:list text:style-name="L10">
        <text:list-item>
          <text:p text:style-name="P20">Diseño y funcionalidad consistente para: </text:p>
          <text:list>
            <text:list-item>
              <text:p text:style-name="P20">Dispositivos móviles (Android/iOS). </text:p>
            </text:list-item>
            <text:list-item>
              <text:p text:style-name="P19">Navegadores web en plataformas de escritorio (Windows, macOS, Linux). </text:p>
            </text:list-item>
          </text:list>
        </text:list-item>
      </text:list>
      <text:p text:style-name="Horizontal_20_Line"/>
      <text:p text:style-name="Text_20_body">¿Necesitas que amplíe alguna funcionalidad o que desarrolle un flujo específico para alguna característica? 😊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13:10:20.224000000</meta:creation-date>
    <dc:date>2024-12-24T13:10:28.115000000</dc:date>
    <meta:editing-duration>PT9S</meta:editing-duration>
    <meta:editing-cycles>1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62" meta:word-count="430" meta:character-count="2884" meta:non-whitespace-character-count="2516"/>
  </office:meta>
</office:document-meta>
</file>